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Drug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MIC_break ± 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expr <text:s/></text:p>
          </table:table-cell>
          <table:table-cell office:value-type="string" calcext:value-type="string">
            <text:p><text:s text:c="2"/>Ceftazidim <text:s/></text:p>
          </table:table-cell>
          <table:table-cell office:value-type="float" office:value="0.0000000614" calcext:value-type="float">
            <text:p>6.14E-08</text:p>
          </table:table-cell>
          <table:table-cell office:value-type="string" calcext:value-type="string">
            <text:p><text:s text:c="2"/>0.0155 <text:s/>± <text:s/>0.001</text:p>
          </table:table-cell>
        </table:table-row>
        <table:table-row table:style-name="ro1">
          <table:covered-table-cell office:value-type="string" calcext:value-type="string">
            <text:p>expr <text:s/></text:p>
          </table:covered-table-cell>
          <table:table-cell office:value-type="string" calcext:value-type="string">
            <text:p><text:s text:c="2"/>Ciprofloxacin <text:s/>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 text:c="2"/>0.0076 <text:s/>± <text:s/>0.055</text:p>
          </table:table-cell>
        </table:table-row>
        <table:table-row table:style-name="ro1">
          <table:covered-table-cell office:value-type="string" calcext:value-type="string">
            <text:p>expr <text:s/></text:p>
          </table:covered-table-cell>
          <table:table-cell office:value-type="string" calcext:value-type="string">
            <text:p><text:s text:c="2"/>Meropenem <text:s/>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<text:s text:c="2"/>0.0076 <text:s/>± <text:s/>0.001</text:p>
          </table:table-cell>
        </table:table-row>
        <table:table-row table:style-name="ro1">
          <table:covered-table-cell office:value-type="string" calcext:value-type="string">
            <text:p>expr <text:s/></text:p>
          </table:covered-table-cell>
          <table:table-cell office:value-type="string" calcext:value-type="string">
            <text:p><text:s text:c="2"/>Tobramycin <text:s/>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2"/>0.0077 <text:s/>± <text:s/>0.00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gpa <text:s/></text:p>
          </table:table-cell>
          <table:table-cell office:value-type="string" calcext:value-type="string">
            <text:p><text:s text:c="2"/>Ceftazidim <text:s/></text:p>
          </table:table-cell>
          <table:table-cell office:value-type="float" office:value="0.00000104" calcext:value-type="float">
            <text:p>1.04E-06</text:p>
          </table:table-cell>
          <table:table-cell office:value-type="string" calcext:value-type="string">
            <text:p><text:s text:c="2"/>0.0155 <text:s/>± <text:s/>0.001</text:p>
          </table:table-cell>
        </table:table-row>
        <table:table-row table:style-name="ro1">
          <table:covered-table-cell office:value-type="string" calcext:value-type="string">
            <text:p>gpa <text:s/></text:p>
          </table:covered-table-cell>
          <table:table-cell office:value-type="string" calcext:value-type="string">
            <text:p><text:s text:c="2"/>Ciprofloxacin <text:s/>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<text:s text:c="2"/>0.0076 <text:s/>± <text:s/>0.055</text:p>
          </table:table-cell>
        </table:table-row>
        <table:table-row table:style-name="ro1">
          <table:covered-table-cell office:value-type="string" calcext:value-type="string">
            <text:p>gpa <text:s/></text:p>
          </table:covered-table-cell>
          <table:table-cell office:value-type="string" calcext:value-type="string">
            <text:p><text:s text:c="2"/>Meropenem <text:s/>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<text:s text:c="2"/>0.0076 <text:s/>± <text:s/>0.001</text:p>
          </table:table-cell>
        </table:table-row>
        <table:table-row table:style-name="ro1">
          <table:covered-table-cell office:value-type="string" calcext:value-type="string">
            <text:p>gpa <text:s/></text:p>
          </table:covered-table-cell>
          <table:table-cell office:value-type="string" calcext:value-type="string">
            <text:p><text:s text:c="2"/>Tobramycin <text:s/>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2"/>0.0077 <text:s/>± <text:s/>0.24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snps <text:s/></text:p>
          </table:table-cell>
          <table:table-cell office:value-type="string" calcext:value-type="string">
            <text:p><text:s text:c="2"/>Ceftazidim <text:s/></text:p>
          </table:table-cell>
          <table:table-cell office:value-type="float" office:value="0.0000000929" calcext:value-type="float">
            <text:p>9.29E-08</text:p>
          </table:table-cell>
          <table:table-cell office:value-type="string" calcext:value-type="string">
            <text:p><text:s text:c="2"/>0.0155 <text:s/>± <text:s/>0.001</text:p>
          </table:table-cell>
        </table:table-row>
        <table:table-row table:style-name="ro1">
          <table:covered-table-cell office:value-type="string" calcext:value-type="string">
            <text:p>snps <text:s/></text:p>
          </table:covered-table-cell>
          <table:table-cell office:value-type="string" calcext:value-type="string">
            <text:p><text:s text:c="2"/>Ciprofloxacin <text:s/></text:p>
          </table:table-cell>
          <table:table-cell office:value-type="float" office:value="0.000000000000251" calcext:value-type="float">
            <text:p>2.51E-13</text:p>
          </table:table-cell>
          <table:table-cell office:value-type="string" calcext:value-type="string">
            <text:p><text:s text:c="2"/>0.0076 <text:s/>± <text:s/>0.001</text:p>
          </table:table-cell>
        </table:table-row>
        <table:table-row table:style-name="ro1">
          <table:covered-table-cell office:value-type="string" calcext:value-type="string">
            <text:p>snps <text:s/></text:p>
          </table:covered-table-cell>
          <table:table-cell office:value-type="string" calcext:value-type="string">
            <text:p><text:s text:c="2"/>Meropenem <text:s/></text:p>
          </table:table-cell>
          <table:table-cell office:value-type="float" office:value="0.000000116" calcext:value-type="float">
            <text:p>1.16E-07</text:p>
          </table:table-cell>
          <table:table-cell office:value-type="string" calcext:value-type="string">
            <text:p><text:s text:c="2"/>0.0076 <text:s/>± <text:s/>0.118</text:p>
          </table:table-cell>
        </table:table-row>
        <table:table-row table:style-name="ro1">
          <table:covered-table-cell office:value-type="string" calcext:value-type="string">
            <text:p>snps <text:s/></text:p>
          </table:covered-table-cell>
          <table:table-cell office:value-type="string" calcext:value-type="string">
            <text:p><text:s text:c="2"/>Tobramycin <text:s/>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<text:s text:c="2"/>0.0077 <text:s/>± <text:s/>0.24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gpa_expr <text:s/></text:p>
          </table:table-cell>
          <table:table-cell office:value-type="string" calcext:value-type="string">
            <text:p><text:s text:c="2"/>Ceftazidim <text:s/></text:p>
          </table:table-cell>
          <table:table-cell office:value-type="float" office:value="0.0000622" calcext:value-type="float">
            <text:p>6.22E-05</text:p>
          </table:table-cell>
          <table:table-cell office:value-type="string" calcext:value-type="string">
            <text:p><text:s text:c="2"/>0.0155 <text:s/>± <text:s/>0.001</text:p>
          </table:table-cell>
        </table:table-row>
        <table:table-row table:style-name="ro1">
          <table:covered-table-cell office:value-type="string" calcext:value-type="string">
            <text:p>gpa_expr <text:s/></text:p>
          </table:covered-table-cell>
          <table:table-cell office:value-type="string" calcext:value-type="string">
            <text:p><text:s text:c="2"/>Ciprofloxacin <text:s/></text:p>
          </table:table-cell>
          <table:table-cell office:value-type="float" office:value="0.00033" calcext:value-type="float">
            <text:p>0.00033</text:p>
          </table:table-cell>
          <table:table-cell office:value-type="string" calcext:value-type="string">
            <text:p><text:s text:c="2"/>0.0076 <text:s/>± <text:s/>0.055</text:p>
          </table:table-cell>
        </table:table-row>
        <table:table-row table:style-name="ro1">
          <table:covered-table-cell office:value-type="string" calcext:value-type="string">
            <text:p>gpa_expr <text:s/></text:p>
          </table:covered-table-cell>
          <table:table-cell office:value-type="string" calcext:value-type="string">
            <text:p><text:s text:c="2"/>Meropenem <text:s/></text:p>
          </table:table-cell>
          <table:table-cell office:value-type="float" office:value="0.0000104" calcext:value-type="float">
            <text:p>1.04E-05</text:p>
          </table:table-cell>
          <table:table-cell office:value-type="string" calcext:value-type="string">
            <text:p><text:s text:c="2"/>0.0076 <text:s/>± <text:s/>0.001</text:p>
          </table:table-cell>
        </table:table-row>
        <table:table-row table:style-name="ro1">
          <table:covered-table-cell office:value-type="string" calcext:value-type="string">
            <text:p>gpa_expr <text:s/></text:p>
          </table:covered-table-cell>
          <table:table-cell office:value-type="string" calcext:value-type="string">
            <text:p><text:s text:c="2"/>Tobramycin <text:s/>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 text:c="2"/>0.0077 <text:s/>± <text:s/>0.24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expr_snps <text:s/></text:p>
          </table:table-cell>
          <table:table-cell office:value-type="string" calcext:value-type="string">
            <text:p><text:s text:c="2"/>Ceftazidim <text:s/></text:p>
          </table:table-cell>
          <table:table-cell office:value-type="float" office:value="0.000000000234" calcext:value-type="float">
            <text:p>2.34E-10</text:p>
          </table:table-cell>
          <table:table-cell office:value-type="string" calcext:value-type="string">
            <text:p><text:s text:c="2"/>0.0155 <text:s/>± <text:s/>0.001</text:p>
          </table:table-cell>
        </table:table-row>
        <table:table-row table:style-name="ro1">
          <table:covered-table-cell office:value-type="string" calcext:value-type="string">
            <text:p>expr_snps <text:s/></text:p>
          </table:covered-table-cell>
          <table:table-cell office:value-type="string" calcext:value-type="string">
            <text:p><text:s text:c="2"/>Ciprofloxacin <text:s/></text:p>
          </table:table-cell>
          <table:table-cell office:value-type="float" office:value="0.0000000000152" calcext:value-type="float">
            <text:p>1.52E-11</text:p>
          </table:table-cell>
          <table:table-cell office:value-type="string" calcext:value-type="string">
            <text:p><text:s text:c="2"/>0.0076 <text:s/>± <text:s/>0.001</text:p>
          </table:table-cell>
        </table:table-row>
        <table:table-row table:style-name="ro1">
          <table:covered-table-cell office:value-type="string" calcext:value-type="string">
            <text:p>expr_snps <text:s/></text:p>
          </table:covered-table-cell>
          <table:table-cell office:value-type="string" calcext:value-type="string">
            <text:p><text:s text:c="2"/>Meropenem <text:s/></text:p>
          </table:table-cell>
          <table:table-cell office:value-type="float" office:value="0.0022" calcext:value-type="float">
            <text:p>0.0022</text:p>
          </table:table-cell>
          <table:table-cell office:value-type="string" calcext:value-type="string">
            <text:p><text:s text:c="2"/>0.0076 <text:s/>± <text:s/>0.001</text:p>
          </table:table-cell>
        </table:table-row>
        <table:table-row table:style-name="ro1">
          <table:covered-table-cell office:value-type="string" calcext:value-type="string">
            <text:p>expr_snps <text:s/></text:p>
          </table:covered-table-cell>
          <table:table-cell office:value-type="string" calcext:value-type="string">
            <text:p><text:s text:c="2"/>Tobramycin <text:s/>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<text:s text:c="2"/>0.0077 <text:s/>± <text:s/>0.24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gpa_snps <text:s/></text:p>
          </table:table-cell>
          <table:table-cell office:value-type="string" calcext:value-type="string">
            <text:p><text:s text:c="2"/>Ceftazidim <text:s/></text:p>
          </table:table-cell>
          <table:table-cell office:value-type="float" office:value="0.00000238" calcext:value-type="float">
            <text:p>2.38E-06</text:p>
          </table:table-cell>
          <table:table-cell office:value-type="string" calcext:value-type="string">
            <text:p><text:s text:c="2"/>0.0155 <text:s/>± <text:s/>0.001</text:p>
          </table:table-cell>
        </table:table-row>
        <table:table-row table:style-name="ro1">
          <table:covered-table-cell office:value-type="string" calcext:value-type="string">
            <text:p>gpa_snps <text:s/></text:p>
          </table:covered-table-cell>
          <table:table-cell office:value-type="string" calcext:value-type="string">
            <text:p><text:s text:c="2"/>Ciprofloxacin <text:s/></text:p>
          </table:table-cell>
          <table:table-cell office:value-type="float" office:value="0.00000000419" calcext:value-type="float">
            <text:p>4.19E-09</text:p>
          </table:table-cell>
          <table:table-cell office:value-type="string" calcext:value-type="string">
            <text:p><text:s text:c="2"/>0.0076 <text:s/>± <text:s/>0.001</text:p>
          </table:table-cell>
        </table:table-row>
        <table:table-row table:style-name="ro1">
          <table:covered-table-cell office:value-type="string" calcext:value-type="string">
            <text:p>gpa_snps <text:s/></text:p>
          </table:covered-table-cell>
          <table:table-cell office:value-type="string" calcext:value-type="string">
            <text:p><text:s text:c="2"/>Meropenem <text:s/>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<text:s text:c="2"/>0.0076 <text:s/>± <text:s/>0.006</text:p>
          </table:table-cell>
        </table:table-row>
        <table:table-row table:style-name="ro1">
          <table:covered-table-cell office:value-type="string" calcext:value-type="string">
            <text:p>gpa_snps <text:s/></text:p>
          </table:covered-table-cell>
          <table:table-cell office:value-type="string" calcext:value-type="string">
            <text:p><text:s text:c="2"/>Tobramycin <text:s/>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2"/>0.0077 <text:s/>± <text:s/>0.24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gpa_expr_snps <text:s/></text:p>
          </table:table-cell>
          <table:table-cell office:value-type="string" calcext:value-type="string">
            <text:p><text:s text:c="2"/>Ceftazidim <text:s/></text:p>
          </table:table-cell>
          <table:table-cell office:value-type="float" office:value="0.00000000045" calcext:value-type="float">
            <text:p>4.5E-10</text:p>
          </table:table-cell>
          <table:table-cell office:value-type="string" calcext:value-type="string">
            <text:p><text:s text:c="2"/>0.0155 <text:s/>± <text:s/>0.001</text:p>
          </table:table-cell>
        </table:table-row>
        <table:table-row table:style-name="ro1">
          <table:covered-table-cell office:value-type="string" calcext:value-type="string">
            <text:p>gpa_expr_snps <text:s/></text:p>
          </table:covered-table-cell>
          <table:table-cell office:value-type="string" calcext:value-type="string">
            <text:p><text:s text:c="2"/>Ciprofloxacin <text:s/></text:p>
          </table:table-cell>
          <table:table-cell office:value-type="float" office:value="0.0000000000589" calcext:value-type="float">
            <text:p>5.89E-11</text:p>
          </table:table-cell>
          <table:table-cell office:value-type="string" calcext:value-type="string">
            <text:p><text:s text:c="2"/>0.0076 <text:s/>± <text:s/>0.001</text:p>
          </table:table-cell>
        </table:table-row>
        <table:table-row table:style-name="ro1">
          <table:covered-table-cell office:value-type="string" calcext:value-type="string">
            <text:p>gpa_expr_snps <text:s/></text:p>
          </table:covered-table-cell>
          <table:table-cell office:value-type="string" calcext:value-type="string">
            <text:p><text:s text:c="2"/>Meropenem <text:s/></text:p>
          </table:table-cell>
          <table:table-cell office:value-type="float" office:value="0.0000473" calcext:value-type="float">
            <text:p>4.73E-05</text:p>
          </table:table-cell>
          <table:table-cell office:value-type="string" calcext:value-type="string">
            <text:p><text:s text:c="2"/>0.0076 <text:s/>± <text:s/>0.001</text:p>
          </table:table-cell>
        </table:table-row>
        <table:table-row table:style-name="ro1">
          <table:covered-table-cell office:value-type="string" calcext:value-type="string">
            <text:p>gpa_expr_snps <text:s/></text:p>
          </table:covered-table-cell>
          <table:table-cell office:value-type="string" calcext:value-type="string">
            <text:p><text:s text:c="2"/>Tobramycin <text:s/>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<text:s text:c="2"/>0.0077 <text:s/>± <text:s/>0.2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4T14:43:08.445049864</dc:date>
    <meta:editing-duration>PT2M7S</meta:editing-duration>
    <meta:editing-cycles>1</meta:editing-cycles>
    <meta:document-statistic meta:table-count="1" meta:cell-count="116" meta:object-count="0"/>
    <meta:generator>LibreOffice/6.0.5.2$Linux_X86_64 LibreOffice_project/00m0$Build-2</meta:generator>
  </office:meta>
</office:document-meta>
</file>